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7.5299in"/>
    </style:style>
    <style:style style:name="co3" style:family="table-column">
      <style:table-column-properties fo:break-before="auto" style:column-width="4.7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<text:s/>Evolutionary multi-objective optimization</text:p>
          </table:table-cell>
          <table:table-cell office:value-type="string" calcext:value-type="string">
            <text:p><text:s/>a historical view of the field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pontaneous evolution of modularity and network motifs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Explorations in evolutionary robotics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Fitness sharing and niching methods revisited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Evolutionary robotics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A taxonomy for artificial embryogeny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Noise and the reality gap</text:p>
          </table:table-cell>
          <table:table-cell office:value-type="string" calcext:value-type="string">
            <text:p><text:s/>The use of simulation in evolutionary robotic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the Sussex approach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Issues in evolutionary robotics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Robotics</text:p>
          </table:table-cell>
          <table:table-cell office:value-type="string" calcext:value-type="string">
            <text:p><text:s/>Self-reproducing machine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A hypercube-based encoding for evolving large-scale neural networks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Compositional pattern producing networks</text:p>
          </table:table-cell>
          <table:table-cell office:value-type="string" calcext:value-type="string">
            <text:p><text:s/>A novel abstraction of development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Genetic programming approach to the construction of a neural network for control of a walking robot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Fitness functions in evolutionary robotics</text:p>
          </table:table-cell>
          <table:table-cell office:value-type="string" calcext:value-type="string">
            <text:p><text:s/>A survey and analysi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Evolved and designed self-reproducing modular robotics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Exploiting the full power of self-organizati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Competitive co-evolutionary robotics</text:p>
          </table:table-cell>
          <table:table-cell office:value-type="string" calcext:value-type="string">
            <text:p><text:s/>From theory to practi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Cellular encoding for interactive evolutionary robotics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Evolutionary Robotics-A children's gam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Encouraging Behavioral Diversity in Evolutionary Robotics</text:p>
          </table:table-cell>
          <table:table-cell office:value-type="string" calcext:value-type="string">
            <text:p><text:s/>An Empirical Stud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A survey of applications and problem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Self-organized coordinated motion in groups of physically connected robo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On the performance of indirect encoding across the continuum of regularity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Evolving controllers for real robots</text:p>
          </table:table-cell>
          <table:table-cell office:value-type="string" calcext:value-type="string">
            <text:p><text:s/>A survey of the literatur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Embodied evolution</text:p>
          </table:table-cell>
          <table:table-cell office:value-type="string" calcext:value-type="string">
            <text:p><text:s/>A response to challenges in evolutionary robotic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The next gener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rinciples of modularity, regularity, and hierarchy for scalable system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Estimating dinosaur maximum running speeds using evolutionary robotic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Generating adaptive behavior using function regression within genetic programming and a real robo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Back to reality</text:p>
          </table:table-cell>
          <table:table-cell office:value-type="string" calcext:value-type="string">
            <text:p><text:s/>Crossing the reality gap in evolutionary robotic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Creation Of A Learning, Flying Robot By Means Of Evolutio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Crossing the reality gap in evolutionary robotics by promoting transferable controller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The transferability approach</text:p>
          </table:table-cell>
          <table:table-cell office:value-type="string" calcext:value-type="string">
            <text:p><text:s/>Crossing the reality gap in evolutionary robotic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Toward open-ended evolutionary robotics</text:p>
          </table:table-cell>
          <table:table-cell office:value-type="string" calcext:value-type="string">
            <text:p><text:s/>evolving elementary robotic units able to self-assemble and self-reproduc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Combining simulation and reality in evolutionary robotic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Behavioral diversity measures for evolutionary robotic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The next-generation-platform for on-line and on-board artificial evoluti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Evolutionary robotics—A review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A hormone-based controller for evolutionary multi-modular robotics</text:p>
          </table:table-cell>
          <table:table-cell office:value-type="string" calcext:value-type="string">
            <text:p><text:s/>From single modules to gait learn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Evaluating alternative gait strategies using evolutionary robotic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Co-evolving model parameters for anytime learning in evolutionary robotic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Adaptive robotics in entertainmen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Exploring new horizon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New models for old questions</text:p>
          </table:table-cell>
          <table:table-cell office:value-type="string" calcext:value-type="string">
            <text:p><text:s/>Evolutionary robotics and the ‘A not B’err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Evolving autonomous biped control from simulation to realit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A survey of robotic control systems constructed by using evolutionary computation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Evolving the neural controller for a robotic arm able to grasp objects on the basis of tactile sensor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Evolutionary algorithms in robotic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An algorithm for distributed on-line, on-board evolutionary robotic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Exploring the Kuramoto model of coupled oscillators in minimally cognitive evolutionary robotics task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Open-ended on-board evolutionary robotics for robot swarm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Evolvable hardware in evolutionary robotic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Emergence of communica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Enaction, Embodiment, Evolutionary Robotics</text:p>
          </table:table-cell>
          <table:table-cell office:value-type="string" calcext:value-type="string">
            <text:p><text:s/>Simulation Models for a Post-Cognitivist Science of Mi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Combining fitness-based search and user modeling in evolutionary robotic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A completely evolvable genotype-phenotype mapping for evolutionary robotic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Extending the Evolutionary Robotics approach to flying machines</text:p>
          </table:table-cell>
          <table:table-cell office:value-type="string" calcext:value-type="string">
            <text:p><text:s/>An application to MAV team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Interactive evolutionary robotics from different viewpoints of observ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Challenges and opportunities of evolutionary robotic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elf-adaptive mutation in on-line, on-board evolutionary robotic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evelopmental analysis in evolutionary robotic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Breedbot</text:p>
          </table:table-cell>
          <table:table-cell office:value-type="string" calcext:value-type="string">
            <text:p><text:s/>an evolutionary robotics application in digital conte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Evolutionary humanoid robotics</text:p>
          </table:table-cell>
          <table:table-cell office:value-type="string" calcext:value-type="string">
            <text:p><text:s/>past, present and futu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Transference of evolved unmanned aerial vehicle controllers to a wheeled mobile robo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An algorithm to create phenotype-fitness map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orphological evolution of freeform robo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 profile-based method for hardware/software co-design applied in evolutionary robotics using reconfigurable computi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Common tasks in Evolutionary Robotics, an overview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incremental learning of sequential behavi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volutions of communic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ge based controller stabilization in Evolutionary Robotic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Model or Design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volutionary robotics</text:p>
          </table:table-cell>
          <table:table-cell office:value-type="string" calcext:value-type="string">
            <text:p><text:s/>what, why, and where to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<text:s/>Measurements of Features of Fitness Landscapes on Competitive Co-Evolutionary Robotic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9:19:09.331428719</meta:creation-date>
    <dc:date>2015-05-18T09:20:49.900153819</dc:date>
    <meta:editing-duration>P0D</meta:editing-duration>
    <meta:editing-cycles>1</meta:editing-cycles>
    <meta:document-statistic meta:table-count="1" meta:cell-count="176" meta:object-count="0"/>
    <meta:generator>LibreOffice/4.2.8.2$Linux_x86 LibreOffice_project/420m0$Build-2</meta:generator>
  </office:meta>
</office:document-meta>
</file>